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.0598in" fo:margin-bottom="0in" style:contextual-spacing="false" fo:break-before="page" fo:padding="0in" fo:border="0.26pt solid #000000" style:shadow="none"/>
    </style:style>
    <style:style style:name="P2" style:family="paragraph" style:parent-style-name="Intestazione">
      <style:paragraph-properties fo:padding="0.0138in" fo:border="0.26pt solid #000000" style:shadow="none">
        <style:tab-stops>
          <style:tab-stop style:position="1.7717in"/>
          <style:tab-stop style:position="3in"/>
          <style:tab-stop style:position="3.4646in" style:type="center"/>
          <style:tab-stop style:position="5in"/>
          <style:tab-stop style:position="6.9291in" style:type="right"/>
          <style:tab-stop style:position="7.5in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3.4646in" style:type="center"/>
          <style:tab-stop style:position="6.9291in" style:type="right"/>
          <style:tab-stop style:position="7.4764in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201f91"/>
    </style:style>
    <style:style style:name="P7" style:family="paragraph" style:parent-style-name="Titolo_20_1">
      <style:paragraph-properties fo:break-before="page" fo:padding="0.0138in" fo:border="0.26pt solid #000000" style:shadow="none"/>
    </style:style>
    <style:style style:name="P8" style:family="paragraph" style:parent-style-name="Titolo_20_1" style:master-page-name="MP0">
      <style:paragraph-properties style:page-number="auto" fo:break-before="page" fo:padding="0.0138in" fo:border="0.26pt solid #000000" style:shadow="none"/>
    </style:style>
    <style:style style:name="P9" style:family="paragraph" style:parent-style-name="Titolo_20_1">
      <style:paragraph-properties fo:padding="0.0138in" fo:border="0.26pt solid #000000" style:shadow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82210d" loext:opacity="100%"/>
    </style:style>
    <style:style style:name="T6" style:family="text">
      <style:text-properties fo:color="#82210d" loext:opacity="100%"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0c083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01f91" style:font-size-asian="11pt" style:font-size-complex="11pt"/>
    </style:style>
    <style:style style:name="T14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style="italic" officeooo:rsid="00201f91" style:font-size-asian="11pt" style:font-style-asian="italic" style:font-size-complex="11pt" style:font-style-complex="italic"/>
    </style:style>
    <style:style style:name="T17" style:family="text">
      <style:text-properties fo:font-size="11pt" fo:language="it" fo:country="IT" officeooo:rsid="00201f91" style:font-size-asian="11pt" style:font-size-complex="11pt"/>
    </style:style>
    <style:style style:name="T18" style:family="text">
      <style:text-properties officeooo:rsid="001f5288"/>
    </style:style>
    <style:style style:name="T19" style:family="text">
      <style:text-properties officeooo:rsid="00201f91"/>
    </style:style>
    <style:style style:name="T20" style:family="text">
      <style:text-properties fo:font-size="12pt" fo:language="it" fo:country="IT" officeooo:rsid="00201f91" style:font-size-asian="12pt" style:font-size-complex="12pt"/>
    </style:style>
    <style:style style:name="T21" style:family="text">
      <style:text-properties fo:font-size="12pt" fo:language="it" fo:country="IT" officeooo:rsid="0020c083" style:font-size-asian="12pt" style:font-size-complex="12pt"/>
    </style:style>
    <style:style style:name="T22" style:family="text">
      <style:text-properties fo:font-size="12pt" fo:language="it" fo:country="IT" fo:font-style="italic" officeooo:rsid="0020c083" style:font-size-asian="12pt" style:font-style-asian="italic" style:font-size-complex="12pt" style:font-style-complex="italic"/>
    </style:style>
    <style:style style:name="T23" style:family="text">
      <style:text-properties fo:font-size="12pt" fo:language="it" fo:country="IT" fo:font-style="normal" officeooo:rsid="0020c083" style:font-size-asian="12pt" style:font-style-asian="normal" style:font-size-complex="12pt" style:font-style-complex="normal"/>
    </style:style>
    <style:style style:name="T24" style:family="text">
      <style:text-properties officeooo:rsid="0020c083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0c083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tracked-changes>
        <text:changed-region xml:id="ct94497115385120" text:id="ct94497115385120">
          <text:deletion>
            <office:change-info>
              <dc:creator>Unknown Author</dc:creator>
              <dc:date>2021-05-06T08:44:42</dc:date>
            </office:change-info>
            <text:p text:style-name="P6">d</text:p>
          </text:deletion>
        </text:changed-region>
        <text:changed-region xml:id="ct94497120855920" text:id="ct94497120855920">
          <text:insertion>
            <office:change-info>
              <dc:creator>Unknown Author</dc:creator>
              <dc:date>2021-05-06T08:44:46</dc:date>
            </office:change-info>
          </text:insertion>
        </text:changed-region>
        <text:changed-region xml:id="ct94497126448384" text:id="ct94497126448384">
          <text:deletion>
            <office:change-info>
              <dc:creator>Unknown Author</dc:creator>
              <dc:date>2021-05-06T08:44:45</dc:date>
            </office:change-info>
            <text:p text:style-name="P6"><text:span text:style-name="T18">e</text:span></text:p>
          </text:deletion>
        </text:changed-region>
        <text:changed-region xml:id="ct94497115391664" text:id="ct94497115391664">
          <text:insertion>
            <office:change-info>
              <dc:creator>Unknown Author</dc:creator>
              <dc:date>2021-05-06T08:45:26</dc:date>
            </office:change-info>
          </text:insertion>
        </text:changed-region>
        <text:changed-region xml:id="ct94497115410032" text:id="ct94497115410032">
          <text:deletion>
            <office:change-info>
              <dc:creator>Unknown Author</dc:creator>
              <dc:date>2021-05-06T08:45:21</dc:date>
            </office:change-info>
            <text:p text:style-name="P6"><text:span text:style-name="Car._20_predefinito_20_paragrafo"><text:span text:style-name="T9"><text:s/>l’informazione</text:span></text:span></text:p>
          </text:deletion>
        </text:changed-region>
        <text:changed-region xml:id="ct94497116222608" text:id="ct94497116222608">
          <text:insertion>
            <office:change-info>
              <dc:creator>Unknown Author</dc:creator>
              <dc:date>2021-05-06T08:49:43</dc:date>
            </office:change-info>
          </text:insertion>
        </text:changed-region>
        <text:changed-region xml:id="ct94497118488864" text:id="ct94497118488864">
          <text:deletion>
            <office:change-info>
              <dc:creator>Unknown Author</dc:creator>
              <dc:date>2021-05-06T08:49:47</dc:date>
            </office:change-info>
            <text:p text:style-name="P6">sep</text:p>
          </text:deletion>
        </text:changed-region>
        <text:changed-region xml:id="ct94497116645072" text:id="ct94497116645072">
          <text:deletion>
            <office:change-info>
              <dc:creator>Unknown Author</dc:creator>
              <dc:date>2021-05-06T08:49:26</dc:date>
            </office:change-info>
            <text:p text:style-name="P6">il <text:span text:style-name="Car._20_predefinito_20_paragrafo"><text:span text:style-name="T9">tag</text:span></text:span> </text:p>
          </text:deletion>
        </text:changed-region>
        <text:changed-region xml:id="ct94497106030352" text:id="ct94497106030352">
          <text:insertion>
            <office:change-info>
              <dc:creator>Unknown Author</dc:creator>
              <dc:date>2021-05-06T08:49:53</dc:date>
            </office:change-info>
          </text:insertion>
        </text:changed-region>
        <text:changed-region xml:id="ct94497113980320" text:id="ct94497113980320">
          <text:deletion>
            <office:change-info>
              <dc:creator>Unknown Author</dc:creator>
              <dc:date>2021-05-06T08:49:52</dc:date>
            </office:change-info>
            <text:p text:style-name="P6"><text:span text:style-name="T19">a</text:span></text:p>
          </text:deletion>
        </text:changed-region>
        <text:changed-region xml:id="ct94497122471552" text:id="ct94497122471552">
          <text:insertion>
            <office:change-info>
              <dc:creator>Unknown Author</dc:creator>
              <dc:date>2021-05-06T08:50:08</dc:date>
            </office:change-info>
          </text:insertion>
        </text:changed-region>
        <text:changed-region xml:id="ct94497115878720" text:id="ct94497115878720">
          <text:deletion>
            <office:change-info>
              <dc:creator>Unknown Author</dc:creator>
              <dc:date>2021-05-06T08:50:12</dc:date>
            </office:change-info>
            <text:p text:style-name="P6"><text:span text:style-name="T19">eventualmente </text:span></text:p>
          </text:deletion>
        </text:changed-region>
        <text:changed-region xml:id="ct94497114709776" text:id="ct94497114709776">
          <text:insertion>
            <office:change-info>
              <dc:creator>Unknown Author</dc:creator>
              <dc:date>2021-05-06T08:50:17</dc:date>
            </office:change-info>
          </text:insertion>
        </text:changed-region>
        <text:changed-region xml:id="ct94497101944416" text:id="ct94497101944416">
          <text:deletion>
            <office:change-info>
              <dc:creator>Unknown Author</dc:creator>
              <dc:date>2021-05-06T08:50:30</dc:date>
            </office:change-info>
            <text:p text:style-name="P6">Nuovamente</text:p>
          </text:deletion>
        </text:changed-region>
        <text:changed-region xml:id="ct94497116221440" text:id="ct94497116221440">
          <text:insertion>
            <office:change-info>
              <dc:creator>Unknown Author</dc:creator>
              <dc:date>2021-05-06T08:50:30</dc:date>
            </office:change-info>
          </text:insertion>
        </text:changed-region>
        <text:changed-region xml:id="ct94497117570368" text:id="ct94497117570368">
          <text:deletion>
            <office:change-info>
              <dc:creator>Unknown Author</dc:creator>
              <dc:date>2021-05-06T08:50:38</dc:date>
            </office:change-info>
            <text:p text:style-name="P6">d</text:p>
          </text:deletion>
        </text:changed-region>
        <text:changed-region xml:id="ct94497101646112" text:id="ct94497101646112">
          <text:insertion>
            <office:change-info>
              <dc:creator>Unknown Author</dc:creator>
              <dc:date>2021-05-06T08:51:01</dc:date>
            </office:change-info>
          </text:insertion>
        </text:changed-region>
        <text:changed-region xml:id="ct94497115415136" text:id="ct94497115415136">
          <text:deletion>
            <office:change-info>
              <dc:creator>Unknown Author</dc:creator>
              <dc:date>2021-05-06T08:51:05</dc:date>
            </office:change-info>
            <text:p text:style-name="Text_20_body"><text:span text:style-name="Car._20_predefinito_20_paragrafo"><text:span text:style-name="T13">utilizzando </text:span></text:span></text:p>
          </text:deletion>
        </text:changed-region>
        <text:changed-region xml:id="ct94497115713712" text:id="ct94497115713712">
          <text:deletion>
            <office:change-info>
              <dc:creator>Unknown Author</dc:creator>
              <dc:date>2021-05-06T08:51:07</dc:date>
            </office:change-info>
            <text:p text:style-name="Text_20_body"><text:span text:style-name="Car._20_predefinito_20_paragrafo"><text:span text:style-name="T12">opportuno </text:span></text:span></text:p>
          </text:deletion>
        </text:changed-region>
        <text:changed-region xml:id="ct94497117596400" text:id="ct94497117596400">
          <text:deletion>
            <office:change-info>
              <dc:creator>Unknown Author</dc:creator>
              <dc:date>2021-05-06T08:51:14</dc:date>
            </office:change-info>
            <text:p text:style-name="Text_20_body"><text:span text:style-name="Car._20_predefinito_20_paragrafo"><text:span text:style-name="T14">,</text:span></text:span></text:p>
          </text:deletion>
        </text:changed-region>
        <text:changed-region xml:id="ct94497115368736" text:id="ct94497115368736">
          <text:deletion>
            <office:change-info>
              <dc:creator>Unknown Author</dc:creator>
              <dc:date>2021-05-06T08:51:08</dc:date>
            </office:change-info>
            <text:p text:style-name="Text_20_body"><text:span text:style-name="Car._20_predefinito_20_paragrafo"><text:span text:style-name="T12">si </text:span></text:span></text:p>
          </text:deletion>
        </text:changed-region>
        <text:changed-region xml:id="ct94497116828304" text:id="ct94497116828304">
          <text:insertion>
            <office:change-info>
              <dc:creator>Unknown Author</dc:creator>
              <dc:date>2021-05-06T08:51:08</dc:date>
            </office:change-info>
          </text:insertion>
        </text:changed-region>
        <text:changed-region xml:id="ct94497114914400" text:id="ct94497114914400">
          <text:insertion>
            <office:change-info>
              <dc:creator>Unknown Author</dc:creator>
              <dc:date>2021-05-06T08:51:10</dc:date>
            </office:change-info>
          </text:insertion>
        </text:changed-region>
        <text:changed-region xml:id="ct94497126535920" text:id="ct94497126535920">
          <text:deletion>
            <office:change-info>
              <dc:creator>Unknown Author</dc:creator>
              <dc:date>2021-05-06T08:51:10</dc:date>
            </office:change-info>
            <text:p text:style-name="Text_20_body"><text:span text:style-name="Car._20_predefinito_20_paragrafo"><text:span text:style-name="T13">i</text:span></text:span></text:p>
          </text:deletion>
        </text:changed-region>
        <text:changed-region xml:id="ct94497119027248" text:id="ct94497119027248">
          <text:insertion>
            <office:change-info>
              <dc:creator>Unknown Author</dc:creator>
              <dc:date>2021-05-06T08:47:04</dc:date>
            </office:change-info>
          </text:insertion>
        </text:changed-region>
        <text:changed-region xml:id="ct94497127516160" text:id="ct94497127516160">
          <text:deletion>
            <office:change-info>
              <dc:creator>Unknown Author</dc:creator>
              <dc:date>2021-05-06T08:47:13</dc:date>
            </office:change-info>
            <text:p text:style-name="Text_20_body"><text:span text:style-name="Car._20_predefinito_20_paragrafo"><text:span text:style-name="T12">da parte di un </text:span></text:span><text:span text:style-name="Car._20_predefinito_20_paragrafo"><text:span text:style-name="T15">tag </text:span></text:span></text:p>
          </text:deletion>
        </text:changed-region>
        <text:changed-region xml:id="ct94497114898720" text:id="ct94497114898720">
          <text:deletion>
            <office:change-info>
              <dc:creator>Unknown Author</dc:creator>
              <dc:date>2021-05-06T08:47:15</dc:date>
            </office:change-info>
            <text:p text:style-name="Text_20_body"><text:span text:style-name="Car._20_predefinito_20_paragrafo"><text:span text:style-name="T12">d</text:span></text:span></text:p>
          </text:deletion>
        </text:changed-region>
        <text:changed-region xml:id="ct94497113795872" text:id="ct94497113795872">
          <text:insertion>
            <office:change-info>
              <dc:creator>Unknown Author</dc:creator>
              <dc:date>2021-05-06T08:47:35</dc:date>
            </office:change-info>
          </text:insertion>
        </text:changed-region>
        <text:changed-region xml:id="ct94497130498112" text:id="ct94497130498112">
          <text:deletion>
            <office:change-info>
              <dc:creator>Unknown Author</dc:creator>
              <dc:date>2021-05-06T08:52:13</dc:date>
            </office:change-info>
            <text:p text:style-name="Text_20_body">mette a disposizione</text:p>
          </text:deletion>
        </text:changed-region>
        <text:changed-region xml:id="ct94497126719536" text:id="ct94497126719536">
          <text:insertion>
            <office:change-info>
              <dc:creator>Unknown Author</dc:creator>
              <dc:date>2021-05-06T08:52:13</dc:date>
            </office:change-info>
          </text:insertion>
        </text:changed-region>
        <text:changed-region xml:id="ct94497128562736" text:id="ct94497128562736">
          <text:deletion>
            <office:change-info>
              <dc:creator>Unknown Author</dc:creator>
              <dc:date>2021-05-06T08:52:25</dc:date>
            </office:change-info>
            <text:p text:style-name="Text_20_body">in grado di </text:p>
          </text:deletion>
        </text:changed-region>
        <text:changed-region xml:id="ct94497113642176" text:id="ct94497113642176">
          <text:insertion>
            <office:change-info>
              <dc:creator>Unknown Author</dc:creator>
              <dc:date>2021-05-06T08:52:25</dc:date>
            </office:change-info>
          </text:insertion>
        </text:changed-region>
        <text:changed-region xml:id="ct94497115495264" text:id="ct94497115495264">
          <text:deletion>
            <office:change-info>
              <dc:creator>Unknown Author</dc:creator>
              <dc:date>2021-05-06T08:52:26</dc:date>
            </office:change-info>
            <text:p text:style-name="Text_20_body">re</text:p>
          </text:deletion>
        </text:changed-region>
        <text:changed-region xml:id="ct94497102225424" text:id="ct94497102225424">
          <text:insertion>
            <office:change-info>
              <dc:creator>Unknown Author</dc:creator>
              <dc:date>2021-05-06T08:53:08</dc:date>
            </office:change-info>
          </text:insertion>
        </text:changed-region>
        <text:changed-region xml:id="ct94497115820320" text:id="ct94497115820320">
          <text:insertion>
            <office:change-info>
              <dc:creator>Unknown Author</dc:creator>
              <dc:date>2021-05-06T08:53:30</dc:date>
            </office:change-info>
          </text:insertion>
        </text:changed-region>
        <text:changed-region xml:id="ct94497126509408" text:id="ct94497126509408">
          <text:deletion>
            <office:change-info>
              <dc:creator>Unknown Author</dc:creator>
              <dc:date>2021-05-06T08:53:30</dc:date>
            </office:change-info>
            <text:p text:style-name="Text_20_body">i</text:p>
          </text:deletion>
        </text:changed-region>
        <text:changed-region xml:id="ct94497126866608" text:id="ct94497126866608">
          <text:insertion>
            <office:change-info>
              <dc:creator>Unknown Author</dc:creator>
              <dc:date>2021-05-06T08:53:32</dc:date>
            </office:change-info>
          </text:insertion>
        </text:changed-region>
        <text:changed-region xml:id="ct94497112581808" text:id="ct94497112581808">
          <text:deletion>
            <office:change-info>
              <dc:creator>Unknown Author</dc:creator>
              <dc:date>2021-05-06T08:53:36</dc:date>
            </office:change-info>
            <text:p text:style-name="Text_20_body"><text:span text:style-name="Car._20_predefinito_20_paragrafo"><text:span text:style-name="T25">t</text:span></text:span></text:p>
          </text:deletion>
        </text:changed-region>
        <text:changed-region xml:id="ct94497130491952" text:id="ct94497130491952">
          <text:insertion>
            <office:change-info>
              <dc:creator>Unknown Author</dc:creator>
              <dc:date>2021-05-06T08:53:36</dc:date>
            </office:change-info>
          </text:insertion>
        </text:changed-region>
        <text:changed-region xml:id="ct94497102030112" text:id="ct94497102030112">
          <text:format-change>
            <office:change-info>
              <dc:creator>Unknown Author</dc:creator>
              <dc:date>2021-05-06T08:53:45</dc:date>
            </office:change-info>
          </text:format-change>
        </text:changed-region>
        <text:changed-region xml:id="ct94497048586400" text:id="ct94497048586400">
          <text:insertion>
            <office:change-info>
              <dc:creator>Unknown Author</dc:creator>
              <dc:date>2021-05-06T08:52:32</dc:date>
            </office:change-info>
          </text:insertion>
        </text:changed-region>
        <text:changed-region xml:id="ct94497126648000" text:id="ct94497126648000">
          <text:deletion>
            <office:change-info>
              <dc:creator>Unknown Author</dc:creator>
              <dc:date>2021-05-06T08:53:26</dc:date>
            </office:change-info>
            <text:p text:style-name="Text_20_body">collegati</text:p>
          </text:deletion>
        </text:changed-region>
        <text:changed-region xml:id="ct94497126895664" text:id="ct94497126895664">
          <text:insertion>
            <office:change-info>
              <dc:creator>Unknown Author</dc:creator>
              <dc:date>2021-05-06T08:53:26</dc:date>
            </office:change-info>
          </text:insertion>
        </text:changed-region>
        <text:changed-region xml:id="ct94497118135760" text:id="ct94497118135760">
          <text:deletion>
            <office:change-info>
              <dc:creator>Unknown Author</dc:creator>
              <dc:date>2021-05-06T08:53:22</dc:date>
            </office:change-info>
            <text:p text:style-name="Text_20_body">All’interno di una mappa, vengono visualizzati tutti gli AirTag associati</text:p>
          </text:deletion>
        </text:changed-region>
        <text:changed-region xml:id="ct94497115751680" text:id="ct94497115751680">
          <text:insertion>
            <office:change-info>
              <dc:creator>Unknown Author</dc:creator>
              <dc:date>2021-05-06T08:54:04</dc:date>
            </office:change-info>
          </text:insertion>
        </text:changed-region>
        <text:changed-region xml:id="ct94497048517344" text:id="ct94497048517344">
          <text:deletion>
            <office:change-info>
              <dc:creator>Unknown Author</dc:creator>
              <dc:date>2021-05-06T08:54:03</dc:date>
            </office:change-info>
            <text:p text:style-name="Text_20_body">uno</text:p>
          </text:deletion>
        </text:changed-region>
        <text:changed-region xml:id="ct94497116829136" text:id="ct94497116829136">
          <text:deletion>
            <office:change-info>
              <dc:creator>Unknown Author</dc:creator>
              <dc:date>2021-05-06T08:54:07</dc:date>
            </office:change-info>
            <text:p text:style-name="Text_20_body">di essi,</text:p>
          </text:deletion>
        </text:changed-region>
        <text:changed-region xml:id="ct94497114615264" text:id="ct94497114615264">
          <text:insertion>
            <office:change-info>
              <dc:creator>Unknown Author</dc:creator>
              <dc:date>2021-05-06T08:54:07</dc:date>
            </office:change-info>
          </text:insertion>
        </text:changed-region>
        <text:changed-region xml:id="ct94497126342368" text:id="ct94497126342368">
          <text:deletion>
            <office:change-info>
              <dc:creator>Unknown Author</dc:creator>
              <dc:date>2021-05-06T08:54:14</dc:date>
            </office:change-info>
            <text:p text:style-name="Text_20_body">sono </text:p>
          </text:deletion>
        </text:changed-region>
        <text:changed-region xml:id="ct94497125995008" text:id="ct94497125995008">
          <text:insertion>
            <office:change-info>
              <dc:creator>Unknown Author</dc:creator>
              <dc:date>2021-05-06T08:54:14</dc:date>
            </office:change-info>
          </text:insertion>
        </text:changed-region>
        <text:changed-region xml:id="ct94497048663872" text:id="ct94497048663872">
          <text:deletion>
            <office:change-info>
              <dc:creator>Unknown Author</dc:creator>
              <dc:date>2021-05-06T08:54:24</dc:date>
            </office:change-info>
            <text:p text:style-name="Text_20_body">la </text:p>
          </text:deletion>
        </text:changed-region>
        <text:changed-region xml:id="ct94497048908800" text:id="ct94497048908800">
          <text:deletion>
            <office:change-info>
              <dc:creator>Unknown Author</dc:creator>
              <dc:date>2021-05-06T08:54:25</dc:date>
            </office:change-info>
            <text:p text:style-name="Text_20_body">la </text:p>
          </text:deletion>
        </text:changed-region>
        <text:changed-region xml:id="ct94497118252512" text:id="ct94497118252512">
          <text:deletion>
            <office:change-info>
              <dc:creator>Unknown Author</dc:creator>
              <dc:date>2021-05-06T08:54:27</dc:date>
            </office:change-info>
            <text:p text:style-name="Text_20_body">l’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omanda 1/3 (punti <text:span text:style-name="Car._20_predefinito_20_paragrafo"><text:span text:style-name="T7">5</text:span></text:span>/30)</text:h>
      <text:p text:style-name="P6">Apple ha recentemente lanciato sul mercato la sua versione dei <text:span text:style-name="Car._20_predefinito_20_paragrafo"><text:span text:style-name="T9">tag</text:span></text:span> <text:span text:style-name="Car._20_predefinito_20_paragrafo"><text:span text:style-name="T9">bluetooth</text:span></text:span>, chiamata AirTag. Ogni <text:span text:style-name="Car._20_predefinito_20_paragrafo"><text:span text:style-name="T9">tag</text:span></text:span> è un dispositivo fisico capace di connettersi a dispositivi Apple, come iPhone, iPad e MacBook, utilizzando il canale di comunicazione <text:span text:style-name="Car._20_predefinito_20_paragrafo"><text:span text:style-name="T9">bluetooth</text:span></text:span>. A<text:change text:change-id="ct94497115385120"/> intervalli regolar<text:change-start text:change-id="ct94497120855920"/><text:span text:style-name="T18">i</text:span><text:change-end text:change-id="ct94497120855920"/><text:change text:change-id="ct94497126448384"/>, ogni <text:span text:style-name="Car._20_predefinito_20_paragrafo"><text:span text:style-name="T9">tag</text:span></text:span> invia un segnale crittato contenente la sua posizione (latitudine e longitudine). Un iPhone che entra nel raggio di azione del tag, e che precedentemente era stato abbinato al <text:span text:style-name="Car._20_predefinito_20_paragrafo"><text:span text:style-name="T9">tag </text:span></text:span>stesso, rileva <text:change-start text:change-id="ct94497115391664"/>l’informazione <text:change-end text:change-id="ct94497115391664"/>con il proprio sensore in ascolto sul canale <text:span text:style-name="Car._20_predefinito_20_paragrafo"><text:span text:style-name="T9">bluetooth</text:span></text:span><text:change text:change-id="ct94497115410032"/>. Per facilitarne la gestione, <text:change-start text:change-id="ct94497116222608"/>il <text:span text:style-name="Car._20_predefinito_20_paragrafo"><text:span text:style-name="T9">tag,</text:span></text:span> <text:change-end text:change-id="ct94497116222608"/><text:change text:change-id="ct94497118488864"/>pur <text:change text:change-id="ct94497116645072"/>non esegu<text:change-start text:change-id="ct94497106030352"/><text:span text:style-name="T19">endo</text:span><text:change-end text:change-id="ct94497106030352"/><text:change text:change-id="ct94497113980320"/> fisicamente sul sistema operativo del telefono, è visto come locale ad esso. L’iPhone, quindi, invia a sua volta la posizione del <text:span text:style-name="Car._20_predefinito_20_paragrafo"><text:span text:style-name="T9">tag</text:span></text:span> e il suo identificativo a tutti i dispositivi <text:change-start text:change-id="ct94497122471552"/><text:span text:style-name="T19">che si trovino </text:span><text:change-end text:change-id="ct94497122471552"/><text:change text:change-id="ct94497115878720"/>nel suo raggio di azione <text:span text:style-name="Car._20_predefinito_20_paragrafo"><text:span text:style-name="T9">bluetooth</text:span></text:span>. In questo modo, <text:change-start text:change-id="ct94497114709776"/><text:span text:style-name="T19">tal</text:span><text:change-end text:change-id="ct94497114709776"/>i telefoni formano una rete estesa, capace di rilevare <text:span text:style-name="Car._20_predefinito_20_paragrafo"><text:span text:style-name="T9">tag</text:span></text:span> anche molto distanti dai telefoni associati. <text:change text:change-id="ct94497101944416"/><text:change-start text:change-id="ct94497116221440"/><text:span text:style-name="T20">Anche in questo caso</text:span><text:change-end text:change-id="ct94497116221440"/>, gli iPhone dialogano tra loro come se fossero locali. Infine, un telefono associato a<text:change text:change-id="ct94497117570368"/> un <text:span text:style-name="Car._20_predefinito_20_paragrafo"><text:span text:style-name="T9">tag</text:span></text:span> può richiedere a quest’ultimo di emettere un suono, utilizzando un opportuno comando, se collegato direttamente alla medesima rete <text:span text:style-name="Car._20_predefinito_20_paragrafo"><text:span text:style-name="T9">bluetooth</text:span></text:span>.</text:p>
      <text:p text:style-name="Text_20_body">Si modelli tale sistema mediante un <text:span text:style-name="Car._20_predefinito_20_paragrafo"><text:span text:style-name="T11">diagramma delle classi</text:span></text:span>, comprensivo dei <text:span text:style-name="Car._20_predefinito_20_paragrafo"><text:span text:style-name="T8">design pattern</text:span></text:span> a esso pertinenti.</text:p>
      <text:h text:style-name="P9" text:outline-level="1">Risposta</text:h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h text:style-name="P7" text:outline-level="1">Domanda <text:span text:style-name="Car._20_predefinito_20_paragrafo"><text:span text:style-name="T7">2/3</text:span></text:span> (punti <text:span text:style-name="Car._20_predefinito_20_paragrafo"><text:span text:style-name="T7">3</text:span></text:span>/30)</text:h>
      <text:p text:style-name="Text_20_body"><text:span text:style-name="Car._20_predefinito_20_paragrafo"><text:span text:style-name="T12">Dato il sistema precedentemente descritto, </text:span></text:span><text:change-start text:change-id="ct94497101646112"/><text:span text:style-name="Car._20_predefinito_20_paragrafo"><text:span text:style-name="T13">si usi </text:span></text:span><text:change-end text:change-id="ct94497101646112"/><text:change text:change-id="ct94497115415136"/><text:span text:style-name="Car._20_predefinito_20_paragrafo"><text:span text:style-name="T12">un </text:span></text:span><text:change text:change-id="ct94497115713712"/><text:span text:style-name="Car._20_predefinito_20_paragrafo"><text:span text:style-name="T14">diagramma di sequenza</text:span></text:span><text:change text:change-id="ct94497117596400"/><text:span text:style-name="Car._20_predefinito_20_paragrafo"><text:span text:style-name="T12"> </text:span></text:span><text:change text:change-id="ct94497115368736"/><text:change-start text:change-id="ct94497116828304"/><text:span text:style-name="Car._20_predefinito_20_paragrafo"><text:span text:style-name="T17">per </text:span></text:span><text:change-end text:change-id="ct94497116828304"/><text:span text:style-name="Car._20_predefinito_20_paragrafo"><text:span text:style-name="T12">modell</text:span></text:span><text:change-start text:change-id="ct94497114914400"/><text:span text:style-name="Car._20_predefinito_20_paragrafo"><text:span text:style-name="T13">are</text:span></text:span><text:change-end text:change-id="ct94497114914400"/><text:change text:change-id="ct94497126535920"/><text:span text:style-name="Car._20_predefinito_20_paragrafo"><text:span text:style-name="T12"> la collaborazione delle componenti coinvolte nell’invio </text:span></text:span><text:change-start text:change-id="ct94497119027248"/><text:span text:style-name="Car._20_predefinito_20_paragrafo"><text:span text:style-name="T13">da parte di un </text:span></text:span><text:span text:style-name="Car._20_predefinito_20_paragrafo"><text:span text:style-name="T16">tag</text:span></text:span><text:span text:style-name="Car._20_predefinito_20_paragrafo"><text:span text:style-name="T13"> </text:span></text:span><text:change-end text:change-id="ct94497119027248"/><text:span text:style-name="Car._20_predefinito_20_paragrafo"><text:span text:style-name="T12">della propria posizione </text:span></text:span><text:change text:change-id="ct94497127516160"/><text:span text:style-name="Car._20_predefinito_20_paragrafo"><text:span text:style-name="T12">a</text:span></text:span><text:change text:change-id="ct94497114898720"/><text:span text:style-name="Car._20_predefinito_20_paragrafo"><text:span text:style-name="T12"> un iPhone</text:span></text:span><text:change-start text:change-id="ct94497113795872"/><text:span text:style-name="Car._20_predefinito_20_paragrafo"><text:span text:style-name="T12">,</text:span></text:span><text:change-end text:change-id="ct94497113795872"/><text:span text:style-name="Car._20_predefinito_20_paragrafo"><text:span text:style-name="T12"> e successivamente, la richiesta da parte di quest’ultimo di emettere un suono.</text:span></text:span></text:p>
      <text:h text:style-name="P9" text:outline-level="1">Risposta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" text:outline-level="1">Domanda <text:span text:style-name="Car._20_predefinito_20_paragrafo"><text:span text:style-name="T7">3/3</text:span></text:span> (punti <text:span text:style-name="Car._20_predefinito_20_paragrafo"><text:span text:style-name="T7">2</text:span></text:span>/30)</text:h>
      <text:p text:style-name="Text_20_body">Il sistema operativo iOS <text:change text:change-id="ct94497130498112"/><text:change-start text:change-id="ct94497126719536"/><text:span text:style-name="T21">fornisce</text:span><text:change-end text:change-id="ct94497126719536"/> un’applicazione <text:change text:change-id="ct94497128562736"/><text:change-start text:change-id="ct94497113642176"/><text:span text:style-name="T21">che </text:span><text:change-end text:change-id="ct94497113642176"/>visualizza<text:change text:change-id="ct94497115495264"/><text:change-start text:change-id="ct94497102225424"/>, <text:span text:style-name="T24">all’interno di una mappa,</text:span><text:change-end text:change-id="ct94497102225424"/> la posizione de<text:change-start text:change-id="ct94497115820320"/><text:span text:style-name="T24">gli</text:span><text:change-end text:change-id="ct94497115820320"/><text:change text:change-id="ct94497126509408"/> <text:change-start text:change-id="ct94497126866608"/><text:span text:style-name="T26">Air</text:span><text:change-end text:change-id="ct94497126866608"/><text:change text:change-id="ct94497112581808"/><text:change-start text:change-id="ct94497130491952"/><text:span text:style-name="Car._20_predefinito_20_paragrafo"><text:span text:style-name="T23">T</text:span></text:span><text:change-end text:change-id="ct94497130491952"/><text:change-start text:change-id="ct94497102030112"/><text:span text:style-name="Car._20_predefinito_20_paragrafo"><text:span text:style-name="T28">ag</text:span></text:span><text:change-end text:change-id="ct94497102030112"/> <text:change-start text:change-id="ct94497048586400"/><text:span text:style-name="T24">a esso </text:span><text:change-end text:change-id="ct94497048586400"/><text:change text:change-id="ct94497126648000"/><text:change-start text:change-id="ct94497126895664"/><text:span text:style-name="T21">associati</text:span><text:change-end text:change-id="ct94497126895664"/>. <text:change text:change-id="ct94497118135760"/>. In particolare, per ogn<text:change-start text:change-id="ct94497115751680"/><text:span text:style-name="T24">i</text:span><text:change-end text:change-id="ct94497115751680"/><text:change text:change-id="ct94497048517344"/> <text:change text:change-id="ct94497116829136"/><text:change-start text:change-id="ct94497114615264"/><text:span text:style-name="T22">tag</text:span><text:change-end text:change-id="ct94497114615264"/> nella mappa, <text:change text:change-id="ct94497126342368"/><text:change-start text:change-id="ct94497125995008"/><text:span text:style-name="T21">vengono </text:span><text:change-end text:change-id="ct94497125995008"/>visualizzate <text:change text:change-id="ct94497048663872"/>latitudine, <text:change text:change-id="ct94497048908800"/>longitudine e <text:change text:change-id="ct94497118252512"/>identificativo. Selezionando un <text:span text:style-name="Car._20_predefinito_20_paragrafo"><text:span text:style-name="T9">tag </text:span></text:span>sulla mappa ed entrando nelle informazioni di dettaglio, è possibile richiedere che esso emetta un suono, se questo è collegato direttamente tramite la rete <text:span text:style-name="Car._20_predefinito_20_paragrafo"><text:span text:style-name="T9">bluetooth</text:span></text:span>.</text:p>
      <text:p text:style-name="Text_20_body">Utilizzando un <text:span text:style-name="Car._20_predefinito_20_paragrafo"><text:span text:style-name="T11">diagramma dei casi d’uso</text:span></text:span>, si modellino le esigenze sopra delineate. Non è richiesta alcuna descrizione testuale del diagramma.</text:p>
      <text:h text:style-name="P9" text:outline-level="1">Risposta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in" fo:border="0.51pt solid #000000" style:shadow="none"/>
      <style:text-properties fo:font-weight="bold" style:font-weight-asian="bold" style:font-weight-complex="bold" fo:hyphenate="false" loext:hyphenation-no-caps="false"/>
    </style:style>
    <style:style style:name="Normale" style:family="paragraph">
      <style:paragraph-properties fo:margin-top="0.122in" fo:margin-bottom="0.122in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Intestazione" style:family="paragraph" style:parent-style-name="Standard">
      <style:paragraph-properties fo:hyphenation-ladder-count="no-limit">
        <style:tab-stops>
          <style:tab-stop style:position="3.4646in" style:type="center"/>
          <style:tab-stop style:position="6.9291in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idascali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class="extra">
      <style:paragraph-properties fo:margin-top="0in" fo:margin-bottom="0.1472in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/>
    </style:style>
    <style:style style:name="Titolo5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hyphenation-ladder-count="no-limit" fo:text-indent="0in" style:auto-text-indent="false"/>
      <style:text-properties fo:hyphenate="false" loext:hyphenation-no-caps="false"/>
    </style:style>
    <style:style style:name="Intestazione1" style:family="paragraph" style:parent-style-name="Standard">
      <style:paragraph-properties fo:margin-top="0.1654in" fo:margin-bottom="0.0827in" style:contextual-spacing="false" fo:hyphenation-ladder-count="no-limit"/>
      <style:text-properties fo:hyphenate="false" loext:hyphenation-no-caps="false"/>
    </style:style>
    <style:style style:name="Intestazione2" style:family="paragraph" style:parent-style-name="Standard">
      <style:paragraph-properties fo:margin-top="0.1654in" fo:margin-bottom="0.0827in" style:contextual-spacing="false" fo:hyphenation-ladder-count="no-limit"/>
      <style:text-properties fo:hyphenate="false" loext:hyphenation-no-caps="false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/>
    </style:style>
    <style:style style:name="Default_7e_LT_7e_Gliederung_20_1" style:display-name="Default~LT~Gliederung 1" style:family="paragraph">
      <style:paragraph-properties fo:margin-top="0in" fo:margin-bottom="0.1965in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 fo:hyphenation-ladder-count="no-limit"/>
      <style:text-properties fo:hyphenate="false" loext:hyphenation-no-caps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Notizen" style:display-name="Default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/>
    </style:style>
    <style:style style:name="Sfondo" style:family="paragraph">
      <style:paragraph-properties fo:hyphenation-ladder-count="no-limit"/>
      <style:text-properties fo:hyphenate="false" loext:hyphenation-no-caps="false"/>
    </style:style>
    <style:style style:name="Note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Struttura_20_1" style:display-name="Struttura 1" style:family="paragraph">
      <style:paragraph-properties fo:margin-top="0in" fo:margin-bottom="0.1965in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Struttura_20_2" style:display-name="Struttura 2" style:family="paragraph" style:parent-style-name="Struttura_20_1">
      <style:paragraph-properties fo:margin-top="0in" fo:margin-bottom="0.1575in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Struttura_20_3" style:display-name="Struttura 3" style:family="paragraph" style:parent-style-name="Struttura_20_2">
      <style:paragraph-properties fo:margin-top="0in" fo:margin-bottom="0.1181in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Struttura_20_4" style:display-name="Struttura 4" style:family="paragraph" style:parent-style-name="Struttura_20_3">
      <style:paragraph-properties fo:margin-top="0in" fo:margin-bottom="0.0783in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Struttura_20_5" style:display-name="Struttura 5" style:family="paragraph" style:parent-style-name="Struttura_20_4">
      <style:paragraph-properties fo:margin-top="0in" fo:margin-bottom="0.0398in" style:contextual-spacing="false" fo:hyphenation-ladder-count="no-limit"/>
      <style:text-properties fo:hyphenate="false" loext:hyphenation-no-caps="false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/>
    </style:style>
    <style:style style:name="Elenco_20_definizione" style:display-name="Elenco definizione" style:family="paragraph">
      <style:paragraph-properties fo:margin-left="0.4409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1" style:family="paragraph">
      <style:paragraph-properties fo:margin-top="0.122in" fo:margin-bottom="0.122in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/>
    </style:style>
    <style:style style:name="H2" style:family="paragraph">
      <style:paragraph-properties fo:margin-top="0.122in" fo:margin-bottom="0.122in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3" style:family="paragraph">
      <style:paragraph-properties fo:margin-top="0.122in" fo:margin-bottom="0.122in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4" style:family="paragraph">
      <style:paragraph-properties fo:margin-top="0.122in" fo:margin-bottom="0.122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5" style:family="paragraph">
      <style:paragraph-properties fo:margin-top="0.122in" fo:margin-bottom="0.122in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H6" style:family="paragraph">
      <style:paragraph-properties fo:margin-top="0.122in" fo:margin-bottom="0.122in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Blockquote" style:family="paragraph">
      <style:paragraph-properties fo:margin-left="0.4409in" fo:margin-right="0.4409in" fo:margin-top="0.122in" fo:margin-bottom="0.122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/>
    </style:style>
    <style:style style:name="Preformattato" style:family="paragraph">
      <style:paragraph-properties fo:hyphenation-ladder-count="no-limit">
        <style:tab-stops>
          <style:tab-stop style:position="0in"/>
          <style:tab-stop style:position="1.1752in"/>
          <style:tab-stop style:position="2.3492in"/>
          <style:tab-stop style:position="3.5244in"/>
          <style:tab-stop style:position="4.6984in"/>
          <style:tab-stop style:position="5.8736in"/>
          <style:tab-stop style:position="7.048in"/>
          <style:tab-stop style:position="8.2228in"/>
          <style:tab-stop style:position="9.398in"/>
          <style:tab-stop style:position="10.572in"/>
          <style:tab-stop style:position="11.7472in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/>
    </style:style>
    <style:style style:name="Commento" style:family="paragraph">
      <style:paragraph-properties fo:hyphenation-ladder-count="no-limit"/>
      <style:text-properties fo:hyphenate="false" loext:hyphenation-no-caps="false"/>
    </style:style>
    <style:style style:name="Corpo_20_testo" style:display-name="Corpo testo" style:family="paragraph">
      <style:paragraph-properties fo:margin-top="0in" fo:margin-bottom="0.1472in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Tabella_20_normale1" style:display-name="Tabella normale1" style:family="paragraph">
      <style:paragraph-properties fo:margin-top="0in" fo:margin-bottom="0.139in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style:num-suffix=")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1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1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1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1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1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1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1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0598in" fo:margin-bottom="0in" style:contextual-spacing="false" fo:break-before="page" fo:padding="0in" fo:border="0.26pt solid #000000" style:shadow="none"/>
    </style:style>
    <style:style style:name="MP2" style:family="paragraph" style:parent-style-name="Intestazione">
      <style:paragraph-properties fo:padding="0.0138in" fo:border="0.26pt solid #000000" style:shadow="none">
        <style:tab-stops>
          <style:tab-stop style:position="1.7717in"/>
          <style:tab-stop style:position="3in"/>
          <style:tab-stop style:position="3.4646in" style:type="center"/>
          <style:tab-stop style:position="5in"/>
          <style:tab-stop style:position="6.9291in" style:type="right"/>
          <style:tab-stop style:position="7.5in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3.4646in" style:type="center"/>
          <style:tab-stop style:position="6.9291in" style:type="right"/>
          <style:tab-stop style:position="7.4764in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style:font-name="Arial" fo:font-size="10.5pt" fo:font-weight="bold" style:font-size-asian="10.5pt" style:font-weight-asian="bold" style:font-size-complex="10pt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color="#82210d" loext:opacity="100%"/>
    </style:style>
    <style:style style:name="MT6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5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8339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2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3</text:page-count></text:span></text:span></text:p>
        <text:p text:style-name="Intestazione">Esame scritto – II prova scritta - parte Compito (<text:span text:style-name="Car._20_predefinito_20_paragrafo"><text:span text:style-name="MT2">Pratica</text:span></text:span>) – <text:span text:style-name="Car._20_predefinito_20_paragrafo"><text:span text:style-name="MT2">07</text:span></text:span> <text:span text:style-name="Car._20_predefinito_20_paragrafo"><text:span text:style-name="MT2">maggio</text:span></text:span> <text:span text:style-name="Car._20_predefinito_20_paragrafo"><text:span text:style-name="MT2">2021</text:span></text:span></text:p>
        <text:p text:style-name="MP1"><text:span text:style-name="Car._20_predefinito_20_paragrafo"><text:span text:style-name="MT3">Istruzioni</text:span></text:span><text:span text:style-name="Car._20_predefinito_20_paragrafo"><text:span text:style-name="MT4"> <text:line-break/></text:span></text:span><text:span text:style-name="Car._20_predefinito_20_paragrafo"><text:span text:style-name="MT5">Riportare qui sotto cognome, nome, matricola, e anno di progetto didattico di </text:span></text:span><text:span text:style-name="Car._20_predefinito_20_paragrafo"><text:span text:style-name="MT6">tutti</text:span></text:span><text:span text:style-name="Car._20_predefinito_20_paragrafo"><text:span text:style-name="MT5"> i candidati che hanno collaborato alla risposta.</text:span></text:span></text:p>
        <text:p text:style-name="MP2">Cognome:<text:tab/>Nome:<text:tab/>Matricola:<text:tab/>Anno Progetto Didattico:</text:p>
        <text:p text:style-name="MP3"/>
        <text:p text:style-name="MP3"/>
        <text:p text:style-name="MP3"/>
      </style:head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6-03-18T17:20:00Z</meta:creation-date>
    <dc:date>2021-05-06T08:54:41.892310291</dc:date>
    <meta:print-date>2018-04-05T10:44:00Z</meta:print-date>
    <meta:editing-cycles>800</meta:editing-cycles>
    <meta:editing-duration>PT7H34M24S</meta:editing-duration>
    <meta:document-statistic meta:table-count="0" meta:image-count="0" meta:object-count="0" meta:page-count="3" meta:paragraph-count="15" meta:word-count="393" meta:character-count="2609" meta:non-whitespace-character-count="22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mozilla_tullio0/IS%20scritto%2020210507%20Pratica.odt/Normal.dotm"/>
  </office:meta>
</office:document-meta>
</file>